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3549114064801</text:p>
          </table:table-cell>
          <table:table-cell office:value-type="string" calcext:value-type="string">
            <text:p>B-26-17 33CBB [JK-8]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9624" calcext:value-type="float">
            <text:p>152.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549114064801</text:p>
          </table:table-cell>
          <table:table-cell office:value-type="string" calcext:value-type="string">
            <text:p>B-26-17 33CBB [JK-8]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8768" calcext:value-type="float">
            <text:p>152.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549114064801</text:p>
          </table:table-cell>
          <table:table-cell office:value-type="string" calcext:value-type="string">
            <text:p>B-26-17 33CBB [JK-8]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62" calcext:value-type="float">
            <text:p>153.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549114064801</text:p>
          </table:table-cell>
          <table:table-cell office:value-type="string" calcext:value-type="string">
            <text:p>B-26-17 33CBB [JK-8]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8768" calcext:value-type="float">
            <text:p>152.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549114064801</text:p>
          </table:table-cell>
          <table:table-cell office:value-type="string" calcext:value-type="string">
            <text:p>B-26-17 33CBB [JK-8]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6576" calcext:value-type="float">
            <text:p>152.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549114064801</text:p>
          </table:table-cell>
          <table:table-cell office:value-type="string" calcext:value-type="string">
            <text:p>B-26-17 33CBB [JK-8]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2672" calcext:value-type="float">
            <text:p>152.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549114064801</text:p>
          </table:table-cell>
          <table:table-cell office:value-type="string" calcext:value-type="string">
            <text:p>B-26-17 33CBB [JK-8]</text:p>
          </table:table-cell>
          <table:table-cell office:value-type="string" calcext:value-type="string">
            <text:p>202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7912" calcext:value-type="float">
            <text:p>152.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549114064801</text:p>
          </table:table-cell>
          <table:table-cell office:value-type="string" calcext:value-type="string">
            <text:p>B-26-17 33CBB [JK-8]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8392" calcext:value-type="float">
            <text:p>153.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549114064801</text:p>
          </table:table-cell>
          <table:table-cell office:value-type="string" calcext:value-type="string">
            <text:p>B-26-17 33CBB [JK-8]</text:p>
          </table:table-cell>
          <table:table-cell office:value-type="string" calcext:value-type="string">
            <text:p>202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1816" calcext:value-type="float">
            <text:p>152.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549114064801</text:p>
          </table:table-cell>
          <table:table-cell office:value-type="string" calcext:value-type="string">
            <text:p>B-26-17 33CBB [JK-8]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0584" calcext:value-type="float">
            <text:p>153.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549114064801</text:p>
          </table:table-cell>
          <table:table-cell office:value-type="string" calcext:value-type="string">
            <text:p>B-26-17 33CBB [JK-8]</text:p>
          </table:table-cell>
          <table:table-cell office:value-type="string" calcext:value-type="string">
            <text:p>202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4384" calcext:value-type="float">
            <text:p>152.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549114064801</text:p>
          </table:table-cell>
          <table:table-cell office:value-type="string" calcext:value-type="string">
            <text:p>B-26-17 33CBB [JK-8]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62" calcext:value-type="float">
            <text:p>153.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549114064801</text:p>
          </table:table-cell>
          <table:table-cell office:value-type="string" calcext:value-type="string">
            <text:p>B-26-17 33CBB [JK-8]</text:p>
          </table:table-cell>
          <table:table-cell office:value-type="string" calcext:value-type="string">
            <text:p>202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6304" calcext:value-type="float">
            <text:p>153.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549114064801</text:p>
          </table:table-cell>
          <table:table-cell office:value-type="string" calcext:value-type="string">
            <text:p>B-26-17 33CBB [JK-8]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7056" calcext:value-type="float">
            <text:p>153.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549114064801</text:p>
          </table:table-cell>
          <table:table-cell office:value-type="string" calcext:value-type="string">
            <text:p>B-26-17 33CBB [JK-8]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35152" calcext:value-type="float">
            <text:p>153.2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549114064801</text:p>
          </table:table-cell>
          <table:table-cell office:value-type="string" calcext:value-type="string">
            <text:p>B-26-17 33CBB [JK-8]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60704" calcext:value-type="float">
            <text:p>153.4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549114064801</text:p>
          </table:table-cell>
          <table:table-cell office:value-type="string" calcext:value-type="string">
            <text:p>B-26-17 33CBB [JK-8]</text:p>
          </table:table-cell>
          <table:table-cell office:value-type="string" calcext:value-type="string">
            <text:p>2019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00328" calcext:value-type="float">
            <text:p>153.5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549114064801</text:p>
          </table:table-cell>
          <table:table-cell office:value-type="string" calcext:value-type="string">
            <text:p>B-26-17 33CBB [JK-8]</text:p>
          </table:table-cell>
          <table:table-cell office:value-type="string" calcext:value-type="string">
            <text:p>2019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00328" calcext:value-type="float">
            <text:p>153.5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549114064801</text:p>
          </table:table-cell>
          <table:table-cell office:value-type="string" calcext:value-type="string">
            <text:p>B-26-17 33CBB [JK-8]</text:p>
          </table:table-cell>
          <table:table-cell office:value-type="string" calcext:value-type="string">
            <text:p>2019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15568" calcext:value-type="float">
            <text:p>153.5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549114064801</text:p>
          </table:table-cell>
          <table:table-cell office:value-type="string" calcext:value-type="string">
            <text:p>B-26-17 33CBB [JK-8]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90016" calcext:value-type="float">
            <text:p>153.2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549114064801</text:p>
          </table:table-cell>
          <table:table-cell office:value-type="string" calcext:value-type="string">
            <text:p>B-26-17 33CBB [JK-8]</text:p>
          </table:table-cell>
          <table:table-cell office:value-type="string" calcext:value-type="string">
            <text:p>2018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42416" calcext:value-type="float">
            <text:p>153.4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549114064801</text:p>
          </table:table-cell>
          <table:table-cell office:value-type="string" calcext:value-type="string">
            <text:p>B-26-17 33CBB [JK-8]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2672" calcext:value-type="float">
            <text:p>152.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549114064801</text:p>
          </table:table-cell>
          <table:table-cell office:value-type="string" calcext:value-type="string">
            <text:p>B-26-17 33CBB [JK-8]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104" calcext:value-type="float">
            <text:p>121.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